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3.30729166666667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7.99041666666667cm" style:use-optimal-column-width="true"/>
    </style:style>
    <style:style style:name="co8" style:family="table-column">
      <style:table-column-properties fo:break-before="auto" style:column-width="11.1654166666667cm" style:use-optimal-column-width="true"/>
    </style:style>
    <style:style style:name="co9" style:family="table-column">
      <style:table-column-properties fo:break-before="auto" style:column-width="3.571875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18041666666667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48125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3416666666667cm" style:use-optimal-column-width="true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6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බහුසෛලික ජීවීන්ගේ දේහයේ සංවිධාන මට්ටම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විභාජක පටක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ස්ථිර පටක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සංකීර්ණ ස්ථිර පටක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ශාක පටක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සත්ත්ව පටක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සත්ත්ව පටකවල ලාක්ෂණික අනාවරණය කරයි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ජීවී පටක</text:p>
          </table:table-cell>
          <table:table-cell office:value-type="string" table:style-name="ce1">
            <text:p>ස්නායු පටකය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ප්‍රභාසංස්ලෙෂණය</text:p>
          </table:table-cell>
          <table:table-cell office:value-type="string" table:style-name="ce1">
            <text:p>ප්‍රභාසංස්ලෙෂණය</text:p>
          </table:table-cell>
          <table:table-cell office:value-type="string" table:style-name="ce1">
            <text:p>ප්‍රභාසංස්ලෙෂණයේ වැදගත්කම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ප්‍රභාසංස්ලෙෂණය</text:p>
          </table:table-cell>
          <table:table-cell office:value-type="string" table:style-name="ce1">
            <text:p>ප්‍රභාසංස්ලෙෂණය</text:p>
          </table:table-cell>
          <table:table-cell office:value-type="string" table:style-name="ce1">
            <text:p>ප්‍රභාසංස්ලෙෂණ ඵල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1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ප්‍රභාසංස්ලෙෂණය</text:p>
          </table:table-cell>
          <table:table-cell office:value-type="string" table:style-name="ce1">
            <text:p>ප්‍රභාසංස්ලෙෂණය</text:p>
          </table:table-cell>
          <table:table-cell office:value-type="string" table:style-name="ce1">
            <text:p>ප්‍රභාසංස්ලෙෂණයට අවශ්‍ය සාධක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ප්‍රභාසංස්ලෙෂණය</text:p>
          </table:table-cell>
          <table:table-cell office:value-type="string" table:style-name="ce1">
            <text:p>ප්‍රභාසංස්ලෙෂණය</text:p>
          </table:table-cell>
          <table:table-cell office:value-type="string" table:style-name="ce1">
            <text:p>ප්‍රභාසංස්ලෙෂණය යනු I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1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ප්‍රභාසංස්ලෙෂණය</text:p>
          </table:table-cell>
          <table:table-cell office:value-type="string" table:style-name="ce1">
            <text:p>ප්‍රභාසංස්ලෙෂණය</text:p>
          </table:table-cell>
          <table:table-cell office:value-type="string" table:style-name="ce1">
            <text:p>ප්‍රභාසංස්ලෙෂණය යනු ii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1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ූලද්‍රව්‍ය සංයෝග හා මිශ්‍රණ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 වර්ග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ද්‍රාවනයක ද්‍රව්‍ය හා ද්‍රාවකය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1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ද්‍රාවයතාව කෙරෙහි බලපාන සාධක<text:s text:c="2"/>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ද්‍රාවක හා ද්‍රාව්‍ය වර්ගීකරණය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නයක සංයුතිය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ද්‍රාවන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නයක සංයුතිය ප්‍රකාශ කිරීම <text:s/>I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2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නයක සංයුතිය ප්‍රකාශ කිරීම <text:s/>II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2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ප්‍රමාණික ද්‍රාවන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2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 වල සංඝටක වෙන් කිරීම<text:s text:c="2"/>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යාන්ත්‍රික වෙන් කිරීම I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2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යාන්ත්‍රික වෙන් කිරීම ii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27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පෙරීම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2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ස්ඵටිකිකරණය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2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මිශ්‍රණ</text:p>
          </table:table-cell>
          <table:table-cell office:value-type="string" table:style-name="ce1">
            <text:p>පුනස්ඵටිකිකරණය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3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තරංග හැදින්වීම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3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යාන්ත්‍රික තරංග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32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අන්වායාම තරංග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3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<text:s/>තරංග චලිතය සම්බන්ද භෞතිකය<text:s text:c="2"/>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34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විද්‍යුත් චුම්භක තරංග ii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3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විද්‍යුත් චුම්භක තරංග ii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36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විද්‍යුත් චුම්භක තරංග භාවිතය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37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<text:s/>ධ්වනිය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38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<text:s/>ධ්වනි තරංග ප්‍රචාරනය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3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<text:s/>ධ්වනි ලාක්ෂණික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<text:s/>අතිධ්වනි තරංග වලින් මිනිසාට ඇති ප්‍රයෝජනය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41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තරංග සහ ඒවායේ යෙදීම</text:p>
          </table:table-cell>
          <table:table-cell office:value-type="string" table:style-name="ce1">
            <text:p>සංගීත භාණ්ඩ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42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ආලෝක පරාවර්තනය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43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ආලෝක පරාවර්තනය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4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අවතල දර්පන වලින් සදෙන ප්‍රතිබිම්බ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45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අවතල දර්පන වලින් සදෙන ප්‍රතිබිම්බවල ලක්ෂණ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46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උත්තල දර්පන වලින් සදෙන ප්‍රතිබිම්බ හා ආලෝක වර්තනය හැදින්වීම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47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ආලෝක වර්තනය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48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කාච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49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උත්තල දර්පන වලින් සදෙන ප්‍රතිබිම්බ සදහා කිරණ සටහන් ඇදීම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උත්තල කාච වලින් සදෙන ප්‍රතිබිම්බවල ලක්ෂණ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1-51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ප්‍රකාශ විද්‍යාව</text:p>
          </table:table-cell>
          <table:table-cell office:value-type="string" table:style-name="ce1">
            <text:p>ආලෝකයේ විවිද සංසිද්ධිවල යෙදීම්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ිනිසාගේ ආහාර ජීර්ණ ක්‍රියාවලිය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ුඛ කුහරය තුළ සිදුවන ජීරණය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අන්නසෝතය හා ආමාශය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0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ආහාර ජීරණ පද්ධතිය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ක්ෂුද්‍රාන්ත්‍රයේ දී සිදුවන ආහාර ජීරණය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ආහාර ජීරණය ඵල අවශෝෂණය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ආහාර ජීරණ පද්ධතිය ආශ්‍රිත රෝග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<text:s/>මිනිසාගේ ශ්වසන ක්‍රියාවලිය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ශ්වසන පද්ධතියේ ක්‍රියාකාරිත්වය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ගර්ත තුළ සිදුවන වායු හුවමාරුව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සෛලීය ශ්වසනය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ශ්වසන පද්ධතිය ආශ්‍රිත රෝග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ශ්වසන පද්ධතිය ආශ්‍රිත රෝග වැලැක්වීම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බහිස්ස්‍රාවය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<text:s/>මිනිසාගේ මූත්‍ර වාහිනී පද්ධතිය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ූත්‍ර නිපදවීමේ ක්‍රියාවලිය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ූත්‍රවාහිනී පද්ධතිය ආශ්‍රිත රෝගාබාධ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<text:s/>මිනිසාගේ රුධිර සංසරණ ක්‍රියාවලිය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රුධිරානු සතු කාර්යය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රුධිර ප්ලාස්මය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2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<text:s/>මිනිස් හෘදයේ ක්‍රියාව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ද්විත්ව රුධිර සංසරණය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රුධිර පීඩනය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රුධිර සංසරණ පද්ධතිය ආශ්‍රිත රෝගාබාධ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උත්තේජ හා ප්‍රතිදේහක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2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ස්නායුක සමායෝජනය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ධ්‍ය ස්නායු පද්ධතිය හා ප්‍රතීක ක්‍රියා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ස්වයං සාධක ස්නායු පද්ධතිය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සමායෝජනය හා සමස්ථිතිය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මානව දේහ ක්‍රියාවලිය</text:p>
          </table:table-cell>
          <table:table-cell office:value-type="string" table:style-name="ce1">
            <text:p>සමස්ථිතිය යනු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අම්ල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විද්‍යාගාරයේ ඇති අම්ල කිහිපයක්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33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භස්ම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3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විද්‍යාගාරයේ ඇති භස්ම කිහිපයක්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3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ලවණ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3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විද්‍යාගාරයේ ඇති ලවණ කිහිපයක්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37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අම්ල, භස්ම හා ලවණ</text:p>
          </table:table-cell>
          <table:table-cell office:value-type="string" table:style-name="ce1">
            <text:p><text:s/>උදාසීිනිකරණය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38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තාපදායක ප්‍රතික්‍රියා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39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ප්‍රතික්‍රියාවක් සිදූවූ බවට සාක්ෂි කිහිපයක්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තාපාවශෝෂක ප්‍රතික්‍රියාවක්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41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ප්‍රභාසංශ්ලේෂණය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42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තාප ධාරිතාව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43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තාපදායක ප්‍රතික්‍රියා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44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විශිෂ්ට තාප ධාරිතාව ආශ්‍රිත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45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රසායනික ප්‍රතික්‍රියා ආශ්‍රිත තාප විපර්යාස</text:p>
          </table:table-cell>
          <table:table-cell office:value-type="string" table:style-name="ce1">
            <text:p>රසායනික ප්‍රතික්‍රියාවල තාප විපර්යාස සෙවීම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46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<text:s/>උෂ්ණත්වය<text:s text:c="2"/>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47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උෂ්ණත්වය මැනීම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48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<text:s/>උෂ්ණත්ව පරිමාණ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49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කාමර උෂ්ණත්වයේ ඇති ජලය භාජන දෙකකට ගන්න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5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වස්තුවක තාප ධාරිතාව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51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<text:s text:c="2"/>විශිෂ්ට තාප ධාරිතා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52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 ප්‍රමාණය සෙවීම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53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පදාර්ථයේ අවස්ථා විපර්යාසය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54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<text:s/>ගුප්ත තාපය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55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<text:s/>තාපජ ප්‍රසාරණය I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56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<text:s/>තාපජ ප්‍රසාරණය II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57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<text:s/>ද්‍රව ප්‍රසාරණය</text:p>
          </table:table-cell>
          <table:table-cell table:number-columns-repeated="1637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58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<text:s/>තාප සංක්‍රාමණය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59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සන්නයනය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60-0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 විකිරණය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6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තාපය</text:p>
          </table:table-cell>
          <table:table-cell office:value-type="string" table:style-name="ce1">
            <text:p>සංවහනය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61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ජවය හා ශක්තිය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62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විද්‍යුත් උපකරණවල දී වැය වෙන විද්‍යුත් ශක්තිය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63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<text:s/>විද්‍යුත් උපකරණවල කාර්යක්ෂමතාව හා බලශක්ති සංරක්ෂණය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64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ගෘහ විද්‍යුත් පරිපථ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65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<text:s/>ගෘහ විද්‍යුත් පරිපථයක උපාංග</text:p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66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<text:s/>ගෘහ විද්‍යුත් පරිපථය විබෙදුම්</text:p>
          </table:table-cell>
          <table:table-cell table:number-columns-repeated="1637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67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<text:s/>ස්විච්ච සහ කෙවෙනි</text:p>
          </table:table-cell>
          <table:table-cell table:number-columns-repeated="1637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2-68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විද්‍යුත් <text:s/>උපකරණවල <text:s/>ජවය <text:s/>හා ශක්තිය</text:p>
          </table:table-cell>
          <table:table-cell office:value-type="string" table:style-name="ce1">
            <text:p>ගෘහ විද්‍යුත් පරිපථයේ ඇති ආරක්ෂක පූර්වෝපාය</text:p>
          </table:table-cell>
          <table:table-cell table:number-columns-repeated="1637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/>ඉලෙක්ට්‍රොනික විද්‍යාව</text:p>
          </table:table-cell>
          <table:table-cell office:value-type="string" table:style-name="ce1">
            <text:p><text:s/>ඉලෙක්ට්‍රොනික විද්‍යාව</text:p>
          </table:table-cell>
          <table:table-cell office:value-type="string" table:style-name="ce1">
            <text:p><text:s/>අර්ධ සන්නායක</text:p>
          </table:table-cell>
          <table:table-cell table:number-columns-repeated="1637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/>ඉලෙක්ට්‍රොනික විද්‍යාව</text:p>
          </table:table-cell>
          <table:table-cell office:value-type="string" table:style-name="ce1">
            <text:p><text:s/>ඉලෙක්ට්‍රොනික විද්‍යාව</text:p>
          </table:table-cell>
          <table:table-cell office:value-type="string" table:style-name="ce1">
            <text:p>P - N සන්ධිය</text:p>
          </table:table-cell>
          <table:table-cell table:number-columns-repeated="1637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/>ඉලෙක්ට්‍රොනික විද්‍යාව</text:p>
          </table:table-cell>
          <table:table-cell office:value-type="string" table:style-name="ce1">
            <text:p><text:s/>ඉලෙක්ට්‍රොනික විද්‍යාව</text:p>
          </table:table-cell>
          <table:table-cell office:value-type="string" table:style-name="ce1">
            <text:p>පූර්ව තරංග ඍජුකරණය</text:p>
          </table:table-cell>
          <table:table-cell table:number-columns-repeated="1637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/>ඉලෙක්ට්‍රොනික විද්‍යාව</text:p>
          </table:table-cell>
          <table:table-cell office:value-type="string" table:style-name="ce1">
            <text:p><text:s/>ඉලෙක්ට්‍රොනික විද්‍යාව</text:p>
          </table:table-cell>
          <table:table-cell office:value-type="string" table:style-name="ce1">
            <text:p>ආලෝක විමෝචක ඩයෝද</text:p>
          </table:table-cell>
          <table:table-cell table:number-columns-repeated="1637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/>ඉලෙක්ට්‍රොනික විද්‍යාව</text:p>
          </table:table-cell>
          <table:table-cell office:value-type="string" table:style-name="ce1">
            <text:p><text:s/>ඉලෙක්ට්‍රොනික විද්‍යාව</text:p>
          </table:table-cell>
          <table:table-cell office:value-type="string" table:style-name="ce1">
            <text:p>ට්‍රාන්සිස්ටර</text:p>
          </table:table-cell>
          <table:table-cell table:number-columns-repeated="1637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විද්‍යුත් රසායනික කෝෂ</text:p>
          </table:table-cell>
          <table:table-cell table:number-columns-repeated="1637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<text:s text:c="2"/>සරල කෝෂයේ ක්‍රියාකාරිත්වය<text:s text:c="5"/></text:p>
          </table:table-cell>
          <table:table-cell table:number-columns-repeated="1637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විද්‍යුත් - විච්ඡේදනය<text:s text:c="2"/></text:p>
          </table:table-cell>
          <table:table-cell table:number-columns-repeated="1637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ජාලීය ද්‍රාවන විද්‍යුත් - විච්ඡේදනය කිරීම<text:s text:c="2"/></text:p>
          </table:table-cell>
          <table:table-cell table:number-columns-repeated="1637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විද්‍යුත් - විච්ඡේදනයේ කාර්මික භාවිතය</text:p>
          </table:table-cell>
          <table:table-cell table:number-columns-repeated="1637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<text:s/>ලෝහ විඛාදනය</text:p>
          </table:table-cell>
          <table:table-cell table:number-columns-repeated="1637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1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යකඩ මල බැදිම කෙරෙහි බලපාන සාධක</text:p>
          </table:table-cell>
          <table:table-cell table:number-columns-repeated="1637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1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<text:s/>විද්‍යුත් රසායනය</text:p>
          </table:table-cell>
          <table:table-cell office:value-type="string" table:style-name="ce1">
            <text:p>යකඩ මල බැදිම පාලනය කිරීම</text:p>
          </table:table-cell>
          <table:table-cell table:number-columns-repeated="1637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1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<text:s/>චුම්බකත්වය<text:s text:c="2"/></text:p>
          </table:table-cell>
          <table:table-cell table:number-columns-repeated="1637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1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ධාරාවේ චුම්බක ඵලය</text:p>
          </table:table-cell>
          <table:table-cell table:number-columns-repeated="1637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1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දකුණත් නීතිය</text:p>
          </table:table-cell>
          <table:table-cell table:number-columns-repeated="1637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1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ෆ්ලෙමින්ගේ වමත් නීතිය</text:p>
          </table:table-cell>
          <table:table-cell table:number-columns-repeated="1637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සරල ධාරා මෝටරය</text:p>
          </table:table-cell>
          <table:table-cell table:number-columns-repeated="1637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විද්‍යුත් චුම්බක ප්‍රේරණය</text:p>
          </table:table-cell>
          <table:table-cell table:number-columns-repeated="1637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2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විද්‍යුත් චුම්බක ප්‍රේරණය යෙදෙන අවස්ථා</text:p>
          </table:table-cell>
          <table:table-cell table:number-columns-repeated="1637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2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සරලධාරා හා ප්‍රත්‍යාවර්තක ධාරා</text:p>
          </table:table-cell>
          <table:table-cell table:number-columns-repeated="1637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2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විද්‍යුත් චුම්බකත්වය සහ විද්‍යුත් චුම්බක ප්‍රේරණය<text:s text:c="3"/></text:p>
          </table:table-cell>
          <table:table-cell office:value-type="string" table:style-name="ce1">
            <text:p>පරිණාමක ශක්ති සම්බන්ධතා</text:p>
          </table:table-cell>
          <table:table-cell table:number-columns-repeated="1637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2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හයිඩ්රොකාබන හා ඒවායේ ව්‍යුත්පන්න<text:s text:c="4"/></text:p>
          </table:table-cell>
          <table:table-cell office:value-type="string" table:style-name="ce1">
            <text:p>හයිඩ්රොකාබන හා ඒවායේ ව්‍යුත්පන්න<text:s text:c="4"/></text:p>
          </table:table-cell>
          <table:table-cell office:value-type="string" table:style-name="ce1">
            <text:p>හයිඩ්රොකාබන</text:p>
          </table:table-cell>
          <table:table-cell table:number-columns-repeated="16374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2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හයිඩ්රොකාබන හා ඒවායේ ව්‍යුත්පන්න<text:s text:c="4"/></text:p>
          </table:table-cell>
          <table:table-cell office:value-type="string" table:style-name="ce1">
            <text:p>හයිඩ්රොකාබන හා ඒවායේ ව්‍යුත්පන්න<text:s text:c="4"/></text:p>
          </table:table-cell>
          <table:table-cell office:value-type="string" table:style-name="ce1">
            <text:p>හයිඩ්රොකාබන වර්ගීකරණය</text:p>
          </table:table-cell>
          <table:table-cell table:number-columns-repeated="1637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2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හයිඩ්රොකාබන හා ඒවායේ ව්‍යුත්පන්න<text:s text:c="4"/></text:p>
          </table:table-cell>
          <table:table-cell office:value-type="string" table:style-name="ce1">
            <text:p>හයිඩ්රොකාබන හා ඒවායේ ව්‍යුත්පන්න<text:s text:c="4"/></text:p>
          </table:table-cell>
          <table:table-cell office:value-type="string" table:style-name="ce1">
            <text:p>කාබන් පරමාණුව</text:p>
          </table:table-cell>
          <table:table-cell table:number-columns-repeated="16374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27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හයිඩ්රොකාබන හා ඒවායේ ව්‍යුත්පන්න<text:s text:c="4"/></text:p>
          </table:table-cell>
          <table:table-cell office:value-type="string" table:style-name="ce1">
            <text:p>හයිඩ්රොකාබන හා ඒවායේ ව්‍යුත්පන්න<text:s text:c="4"/></text:p>
          </table:table-cell>
          <table:table-cell office:value-type="string" table:style-name="ce1">
            <text:p>බහුඅවයවක</text:p>
          </table:table-cell>
          <table:table-cell table:number-columns-repeated="16374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2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හයිඩ්රොකාබන හා ඒවායේ ව්‍යුත්පන්න<text:s text:c="4"/></text:p>
          </table:table-cell>
          <table:table-cell office:value-type="string" table:style-name="ce1">
            <text:p>හයිඩ්රොකාබන හා ඒවායේ ව්‍යුත්පන්න<text:s text:c="4"/></text:p>
          </table:table-cell>
          <table:table-cell office:value-type="string" table:style-name="ce1">
            <text:p>බහුඅවයවක ගුණ හා භාවිත<text:s text:c="2"/></text:p>
          </table:table-cell>
          <table:table-cell table:number-columns-repeated="16374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29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හයිඩ්රොකාබන හා ඒවායේ ව්‍යුත්පන්න<text:s text:c="4"/></text:p>
          </table:table-cell>
          <table:table-cell office:value-type="string" table:style-name="ce1">
            <text:p>හයිඩ්රොකාබන හා ඒවායේ ව්‍යුත්පන්න<text:s text:c="4"/></text:p>
          </table:table-cell>
          <table:table-cell office:value-type="string" table:style-name="ce1">
            <text:p>බහුඅවයවක වර්ගීකරණය</text:p>
          </table:table-cell>
          <table:table-cell table:number-columns-repeated="16374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ේ සංවිධාන මට්ටම්</text:p>
          </table:table-cell>
          <table:table-cell table:number-columns-repeated="16374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31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ගහන වර්ධනය හා වර්ධන චක්‍ර</text:p>
          </table:table-cell>
          <table:table-cell table:number-columns-repeated="16374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3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ශක්තිය හා පෝෂක ගලා යෑම</text:p>
          </table:table-cell>
          <table:table-cell table:number-columns-repeated="16374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3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ට ශක්තිය සැපයීම</text:p>
          </table:table-cell>
          <table:table-cell table:number-columns-repeated="16374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3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පාරිසරික පිරමීඩ</text:p>
          </table:table-cell>
          <table:table-cell table:number-columns-repeated="16374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3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 භූ රසායනික චක්‍ර</text:p>
          </table:table-cell>
          <table:table-cell table:number-columns-repeated="16374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36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පරිසර දූෂණය</text:p>
          </table:table-cell>
          <table:table-cell table:number-columns-repeated="16374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37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හරිතාගාර ආවරණය</text:p>
          </table:table-cell>
          <table:table-cell table:number-columns-repeated="16374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38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පරිසර දූෂණය කෙරෙහි බලපාන අපද්‍රව්‍ය</text:p>
          </table:table-cell>
          <table:table-cell table:number-columns-repeated="16374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39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පරිසර දූෂණය කෙරෙහි ඇති බලපෑම්</text:p>
          </table:table-cell>
          <table:table-cell table:number-columns-repeated="16374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පරිසර දූෂණයේ සෘජු බලපෑම්</text:p>
          </table:table-cell>
          <table:table-cell table:number-columns-repeated="16374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41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ීවන රටාව වෙනස්වීම කෙරෙහි බලපාන සාධක</text:p>
          </table:table-cell>
          <table:table-cell table:number-columns-repeated="16374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42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ීවන රටාව වෙනස්වීම නිසා ඇතිවන ගැටලු</text:p>
          </table:table-cell>
          <table:table-cell table:number-columns-repeated="16374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43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වකුගඩු අකරනීයවීමට හේතු <text:s/>වියහැකි කරුණු</text:p>
          </table:table-cell>
          <table:table-cell table:number-columns-repeated="16374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44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නිදන්ගත වකුගඩු රෝගයෙන් මිදීමට ගතහැකි ක්‍රියාමාර්ග</text:p>
          </table:table-cell>
          <table:table-cell table:number-columns-repeated="1637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45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තිරසර සංවර්ධනය හා පරිසර කළමණාකරණය</text:p>
          </table:table-cell>
          <table:table-cell table:number-columns-repeated="1637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ience-11-t3-46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ජෛවගෝලය</text:p>
          </table:table-cell>
          <table:table-cell office:value-type="string" table:style-name="ce1">
            <text:p>වාරි තාක්ෂණය හා සාම්ප්‍රධායික ආහාර</text:p>
          </table:table-cell>
          <table:table-cell table:number-columns-repeated="16374"/>
        </table:table-row>
        <table:table-row table:number-rows-repeated="10484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creator>edu</dc:creator>
    <meta:creation-date>2022-09-22T15:45:12Z</meta:creation-date>
    <dc:date>2022-09-24T08:42:39Z</dc:date>
    <meta:editing-cycles>157</meta:editing-cycles>
    <meta:editing-duration>PT25166S</meta:editing-duration>
  </office:meta>
</office:document-meta>
</file>